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adornments="Book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4" style:family="graphic" style:parent-style-name="objectwithoutfill">
      <style:graphic-properties draw:marker-end="Arrowheads_20_31" draw:marker-end-width="0.3cm" draw:fill="none" draw:textarea-vertical-align="middle"/>
    </style:style>
    <style:style style:name="gr5" style:family="graphic" style:parent-style-name="objectwithoutfill">
      <style:graphic-properties draw:marker-end="Arrowheads_20_32" draw:marker-end-width="0.3cm" draw:fill="none" draw:textarea-vertical-align="middle"/>
    </style:style>
    <style:style style:name="gr6" style:family="graphic" style:parent-style-name="objectwithoutfill">
      <style:graphic-properties draw:marker-end="Arrowheads_20_3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heads_20_35" draw:marker-end-width="0.3cm" draw:fill="none" draw:textarea-vertical-align="middle"/>
    </style:style>
    <style:style style:name="gr10" style:family="graphic" style:parent-style-name="objectwithoutfill">
      <style:graphic-properties draw:marker-end="Arrowheads_20_36" draw:marker-end-width="0.3cm" draw:fill="none" draw:textarea-vertical-align="middle"/>
    </style:style>
    <style:style style:name="gr11" style:family="graphic" style:parent-style-name="objectwithoutfill">
      <style:graphic-properties draw:marker-end="Arrowheads_20_38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18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heads_20_39" draw:marker-end-width="0.3cm" draw:fill="none" draw:textarea-vertical-align="middle"/>
    </style:style>
    <style:style style:name="gr16" style:family="graphic" style:parent-style-name="objectwithoutfill">
      <style:graphic-properties draw:marker-end="Arrowheads_20_4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cm"/>
      <style:paragraph-properties style:writing-mode="lr-tb"/>
    </style:style>
    <style:style style:name="gr19" style:family="graphic" style:parent-style-name="objectwithoutfill">
      <style:graphic-properties draw:marker-end="Arrowheads_20_41" draw:marker-end-width="0.3cm" draw:fill="none" draw:textarea-vertical-align="middle"/>
    </style:style>
    <style:style style:name="gr20" style:family="graphic" style:parent-style-name="objectwithoutfill">
      <style:graphic-properties draw:marker-end="Arrowheads_20_42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opacity="90%" draw:textarea-horizontal-align="left" draw:auto-grow-height="true" draw:auto-grow-width="true" fo:min-height="0.497cm" fo:min-width="1.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o Mono1" fo:font-size="12pt"/>
    </style:style>
    <style:style style:name="P2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Go Mono1"/>
    </style:style>
    <style:style style:name="P5" style:family="paragraph">
      <loext:graphic-properties draw:fill="none" draw:fill-color="#ffffff"/>
      <style:paragraph-properties style:writing-mode="lr-tb"/>
      <style:text-properties style:font-name="Go Mono1" fo:font-size="8pt" style:font-size-asian="8pt" style:font-size-complex="8pt"/>
    </style:style>
    <style:style style:name="P6" style:family="paragraph">
      <loext:graphic-properties draw:fill-color="#000000"/>
      <style:paragraph-properties fo:text-align="center"/>
      <style:text-properties style:font-name="Go Mono1"/>
    </style:style>
    <style:style style:name="P7" style:family="paragraph">
      <loext:graphic-properties draw:fill="none" draw:fill-color="#ffffff"/>
      <style:paragraph-properties style:writing-mode="lr-tb"/>
      <style:text-properties style:font-name="Go Mono1" fo:font-size="12pt"/>
    </style:style>
    <style:style style:name="P8" style:family="paragraph">
      <loext:graphic-properties draw:fill="none" draw:fill-color="#ffffff" draw:opacity="90%"/>
      <style:paragraph-properties style:writing-mode="lr-tb"/>
      <style:text-properties style:font-name="Go Mono1" fo:font-size="12pt"/>
    </style:style>
    <style:style style:name="T1" style:family="text">
      <style:text-properties style:font-name="Go Mono1" fo:font-size="12pt"/>
    </style:style>
    <style:style style:name="T2" style:family="text">
      <style:text-properties fo:color="#0f3cd5" loext:opacity="100%" style:font-name="Go Mono1" fo:font-size="12pt" fo:font-style="normal" style:text-underline-style="none" fo:font-weight="bold"/>
    </style:style>
    <style:style style:name="T3" style:family="text">
      <style:text-properties style:font-name="Go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1cm" svg:x="17cm" svg:y="9cm">
          <text:p text:style-name="P1"><text:span text:style-name="T1">LP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2cm" svg:height="0.738cm" svg:x="2cm" svg:y="4.062cm">
          <draw:text-box>
            <text:p><text:span text:style-name="T2">NarrowingDelay</text:span></text:p>
          </draw:text-box>
        </draw:frame>
        <draw:custom-shape draw:style-name="gr1" draw:text-style-name="P1" xml:id="id1" draw:id="id1" draw:layer="layout" svg:width="2cm" svg:height="1cm" svg:x="20cm" svg:y="9cm">
          <text:p text:style-name="P1"><text:span text:style-name="T1">H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cm" svg:height="1cm" svg:x="12cm" svg:y="9cm">
          <text:p text:style-name="P1"><text:span text:style-name="T1">Freq. Shif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1cm" svg:x="7cm" svg:y="9cm">
          <text:p text:style-name="P1"><text:span text:style-name="T1">Pt. Shif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20cm" svg:y1="9.5cm" svg:x2="19cm" svg:y2="9.5cm" draw:start-shape="id1" draw:start-glue-point="3" draw:end-shape="id2" draw:end-glue-point="1" svg:d="M20000 9500h-1000" svg:viewBox="0 0 1001 1">
          <text:p/>
        </draw:connector>
        <draw:connector draw:style-name="gr5" draw:text-style-name="P3" draw:layer="layout" svg:x1="17cm" svg:y1="9.5cm" svg:x2="16cm" svg:y2="9.5cm" draw:start-shape="id2" draw:start-glue-point="3" draw:end-shape="id3" draw:end-glue-point="1" svg:d="M17000 9500h-1000" svg:viewBox="0 0 1001 1">
          <text:p/>
        </draw:connector>
        <draw:connector draw:style-name="gr6" draw:text-style-name="P3" draw:layer="layout" svg:x1="12cm" svg:y1="9.5cm" svg:x2="11cm" svg:y2="9.5cm" draw:start-shape="id3" draw:start-glue-point="3" draw:end-shape="id4" draw:end-glue-point="1" svg:d="M12000 9500h-1000" svg:viewBox="0 0 1001 1">
          <text:p/>
        </draw:connector>
        <draw:g>
          <draw:custom-shape draw:style-name="gr7" draw:text-style-name="P1" draw:layer="layout" svg:width="0.8cm" svg:height="0.8cm" svg:x="6.1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6.3cm" svg:y1="7cm" svg:x2="6.7cm" svg:y2="7cm">
            <text:p/>
          </draw:line>
          <draw:line draw:style-name="gr8" draw:text-style-name="P3" draw:layer="layout" svg:x1="6.5cm" svg:y1="7.2cm" svg:x2="6.5cm" svg:y2="6.8cm">
            <text:p/>
          </draw:line>
        </draw:g>
        <draw:line draw:style-name="gr9" draw:text-style-name="P3" draw:layer="layout" svg:x1="4cm" svg:y1="7cm" svg:x2="6.1cm" svg:y2="7cm">
          <text:p/>
        </draw:line>
        <draw:line draw:style-name="gr8" draw:text-style-name="P3" draw:layer="layout" svg:x1="7cm" svg:y1="9.5cm" svg:x2="6.5cm" svg:y2="9.5cm">
          <text:p/>
        </draw:line>
        <draw:line draw:style-name="gr10" draw:text-style-name="P3" draw:layer="layout" svg:x1="6.5cm" svg:y1="9.5cm" svg:x2="6.5cm" svg:y2="7.4cm">
          <text:p/>
        </draw:line>
        <draw:line draw:style-name="gr8" draw:text-style-name="P3" draw:layer="layout" svg:x1="23cm" svg:y1="7cm" svg:x2="23cm" svg:y2="9.5cm">
          <text:p/>
        </draw:line>
        <draw:line draw:style-name="gr11" draw:text-style-name="P3" draw:layer="layout" svg:x1="23cm" svg:y1="9.5cm" svg:x2="22cm" svg:y2="9.5cm">
          <text:p/>
        </draw:line>
        <draw:custom-shape draw:style-name="gr12" draw:text-style-name="P4" draw:layer="layout" svg:width="0.6cm" svg:height="0.6cm" draw:transform="rotate (-3.14159265358979) translate (23.3cm 8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1.857cm" svg:height="0.577cm" svg:x="23.1cm" svg:y="8.023cm">
          <draw:text-box>
            <text:p><text:span text:style-name="T3">Feedback</text:span></text:p>
          </draw:text-box>
        </draw:frame>
        <draw:line draw:style-name="gr8" draw:text-style-name="P3" draw:layer="layout" svg:x1="6.9cm" svg:y1="7cm" svg:x2="23cm" svg:y2="7cm">
          <text:p/>
        </draw:line>
        <draw:custom-shape draw:style-name="gr14" draw:text-style-name="P6" draw:layer="layout" svg:width="0.2cm" svg:height="0.2cm" svg:x="6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2cm" svg:height="0.2cm" svg:x="4.9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8cm" svg:height="0.8cm" svg:x="6.1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6.3cm" svg:y1="12cm" svg:x2="6.7cm" svg:y2="12cm">
            <text:p/>
          </draw:line>
          <draw:line draw:style-name="gr8" draw:text-style-name="P3" draw:layer="layout" svg:x1="6.5cm" svg:y1="12.2cm" svg:x2="6.5cm" svg:y2="11.8cm">
            <text:p/>
          </draw:line>
        </draw:g>
        <draw:line draw:style-name="gr15" draw:text-style-name="P3" draw:layer="layout" svg:x1="6.5cm" svg:y1="9.5cm" svg:x2="6.5cm" svg:y2="11.6cm">
          <text:p/>
        </draw:line>
        <draw:line draw:style-name="gr16" draw:text-style-name="P3" draw:layer="layout" svg:x1="5cm" svg:y1="12cm" svg:x2="6.1cm" svg:y2="12cm">
          <text:p/>
        </draw:line>
        <draw:line draw:style-name="gr8" draw:text-style-name="P3" draw:layer="layout" svg:x1="5cm" svg:y1="7cm" svg:x2="5cm" svg:y2="12cm">
          <text:p/>
        </draw:line>
        <draw:custom-shape draw:style-name="gr12" draw:text-style-name="P4" draw:layer="layout" svg:width="0.6cm" svg:height="0.6cm" draw:transform="rotate (-3.14159265358979) translate (6.8cm 10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0.6cm" svg:height="0.6cm" draw:transform="rotate (-3.14159265358979) translate (5.3cm 10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1.518cm" svg:height="0.577cm" svg:x="6.7cm" svg:y="10.223cm">
          <draw:text-box>
            <text:p><text:span text:style-name="T3">Wet</text:span></text:p>
          </draw:text-box>
        </draw:frame>
        <draw:frame draw:style-name="gr17" draw:text-style-name="P5" draw:layer="layout" svg:width="1.01cm" svg:height="0.577cm" svg:x="3.79cm" svg:y="10.223cm">
          <draw:text-box>
            <text:p><text:span text:style-name="T3">Dry</text:span></text:p>
          </draw:text-box>
        </draw:frame>
        <draw:line draw:style-name="gr16" draw:text-style-name="P3" draw:layer="layout" svg:x1="6.9cm" svg:y1="12cm" svg:x2="8cm" svg:y2="12cm">
          <text:p/>
        </draw:line>
        <draw:frame draw:style-name="gr18" draw:text-style-name="P7" draw:layer="layout" svg:width="1.9cm" svg:height="0.747cm" svg:x="2.1cm" svg:y="6.6cm">
          <draw:text-box>
            <text:p><text:span text:style-name="T1">Input</text:span></text:p>
          </draw:text-box>
        </draw:frame>
        <draw:frame draw:style-name="gr18" draw:text-style-name="P7" draw:layer="layout" svg:width="2.026cm" svg:height="0.747cm" svg:x="8cm" svg:y="11.6cm">
          <draw:text-box>
            <text:p><text:span text:style-name="T1">Output</text:span></text:p>
          </draw:text-box>
        </draw:frame>
        <draw:custom-shape draw:style-name="gr1" draw:text-style-name="P1" draw:layer="layout" svg:width="2cm" svg:height="1cm" svg:x="7.5cm" svg:y="5cm">
          <text:p text:style-name="P1"><text:span text:style-name="T1">LFO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8.5cm" svg:y1="6cm" svg:x2="8.5cm" svg:y2="9cm">
          <text:p/>
        </draw:line>
        <draw:line draw:style-name="gr20" draw:text-style-name="P3" draw:layer="layout" svg:x1="9.5cm" svg:y1="7.5cm" svg:x2="9.5cm" svg:y2="9cm">
          <text:p/>
        </draw:line>
        <draw:line draw:style-name="gr8" draw:text-style-name="P3" draw:layer="layout" svg:x1="8.5cm" svg:y1="7.5cm" svg:x2="14cm" svg:y2="7.5cm">
          <text:p/>
        </draw:line>
        <draw:line draw:style-name="gr20" draw:text-style-name="P3" draw:layer="layout" svg:x1="14cm" svg:y1="7.5cm" svg:x2="14cm" svg:y2="9cm">
          <text:p/>
        </draw:line>
        <draw:custom-shape draw:style-name="gr14" draw:text-style-name="P6" draw:layer="layout" svg:width="0.2cm" svg:height="0.2cm" svg:x="8.4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2cm" svg:height="0.2cm" svg:x="9.4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3cm" draw:transform="rotate (-3.14159265358979) translate (8.7cm 8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0.4cm" svg:height="0.3cm" draw:transform="rotate (-3.14159265358979) translate (9.7cm 8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0.4cm" svg:height="0.3cm" draw:transform="rotate (-3.14159265358979) translate (14.2cm 8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2.703cm" svg:height="0.577cm" svg:x="9.497cm" svg:y="8cm">
          <draw:text-box>
            <text:p><text:span text:style-name="T3">To Delay Time</text:span></text:p>
          </draw:text-box>
        </draw:frame>
        <draw:frame draw:style-name="gr13" draw:text-style-name="P5" draw:layer="layout" svg:width="1.857cm" svg:height="0.577cm" svg:x="6.643cm" svg:y="8.023cm">
          <draw:text-box>
            <text:p><text:span text:style-name="T3">To Pitch</text:span></text:p>
          </draw:text-box>
        </draw:frame>
        <draw:frame draw:style-name="gr13" draw:text-style-name="P5" draw:layer="layout" svg:width="2.534cm" svg:height="0.577cm" svg:x="14cm" svg:y="8cm">
          <draw:text-box>
            <text:p><text:span text:style-name="T3">To Frequency</text:span></text:p>
          </draw:text-box>
        </draw:frame>
        <draw:frame draw:style-name="gr21" draw:text-style-name="P8" draw:layer="layout" svg:width="4.82cm" svg:height="2.199cm" svg:x="12cm" svg:y="11.001cm">
          <draw:text-box>
            <text:p><text:span text:style-name="T1">Pt. <text:s text:c="2"/>: Pitch</text:span></text:p>
            <text:p><text:span text:style-name="T1">Freq. : Frequency</text:span></text:p>
            <text:p><text:span text:style-name="T1">LP <text:s text:c="3"/>: Lowpass</text:span></text:p>
            <text:p><text:span text:style-name="T1">HP <text:s text:c="3"/>: Highpass</text:span></text:p>
          </draw:text-box>
        </draw:frame>
        <draw:frame draw:style-name="gr18" draw:text-style-name="P7" draw:layer="layout" svg:width="14.98cm" svg:height="1.225cm" svg:x="4.6cm" svg:y="13.9cm">
          <draw:text-box>
            <text:p><text:span text:style-name="T1">Pitch Shifter is a delay with variable playback speed.</text:span></text:p>
            <text:p><text:span text:style-name="T1">Frequency Shiter is using amplitude modulation algorithm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adornments="Book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1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3H21M58S</meta:editing-duration>
    <meta:editing-cycles>182</meta:editing-cycles>
    <meta:generator>LibreOffice/7.3.2.2$Windows_X86_64 LibreOffice_project/49f2b1bff42cfccbd8f788c8dc32c1c309559be0</meta:generator>
    <dc:title>A4_Landscape</dc:title>
    <dc:date>2023-01-17T10:27:08.805000000</dc:date>
    <meta:document-statistic meta:object-count="51"/>
    <meta:template xlink:type="simple" xlink:actuate="onRequest" xlink:title="A4_Landscape" xlink:href="../../AppData/Roaming/LibreOffice/4/user/template/A4_Landscape.otg" meta:date="2022-05-27T22:40:50.263000000"/>
  </office:meta>
</office:document-meta>
</file>